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3.57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6cm" svg:height="3.5cm" svg:x="3cm" svg:y="6cm">
          <text:p/>
        </draw:rect>
        <draw:custom-shape draw:style-name="gr2" draw:text-style-name="P1" draw:layer="layout" svg:width="0.5cm" svg:height="16cm" draw:transform="rotate (1.5707963267946) translate (3cm 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8.956cm" svg:height="1.348cm" svg:x="6.7cm" svg:y="4.4cm">
          <draw:text-box>
            <text:p text:style-name="P2">физический адрес</text:p>
          </draw:text-box>
        </draw:frame>
        <draw:rect draw:style-name="gr4" draw:text-style-name="P3" draw:layer="layout" svg:width="5cm" svg:height="3.5cm" svg:x="3cm" svg:y="6cm">
          <text:p text:style-name="P3">тег для<text:line-break/>кэш-памяти<text:line-break/>первого<text:line-break/>уровня</text:p>
        </draw:rect>
        <draw:rect draw:style-name="gr4" draw:text-style-name="P3" draw:layer="layout" svg:width="5.5cm" svg:height="3.5cm" svg:x="8cm" svg:y="6cm">
          <text:p text:style-name="P3">номер</text:p>
          <text:p text:style-name="P3">набора в<text:line-break/>кэш-памяти<text:line-break/>первого уровня</text:p>
        </draw:rect>
        <draw:rect draw:style-name="gr4" draw:text-style-name="P3" draw:layer="layout" svg:width="5.5cm" svg:height="3.5cm" svg:x="13.5cm" svg:y="6cm">
          <text:p text:style-name="P3">смещение<text:line-break/>в строке<text:line-break/>кэш-памяти</text:p>
        </draw:rect>
        <draw:custom-shape draw:style-name="gr2" draw:text-style-name="P1" draw:layer="layout" svg:width="0.57cm" svg:height="10.5cm" draw:transform="rotate (-1.57079632679579) translate (13.5cm 9.4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2" draw:layer="layout" svg:width="4.072cm" svg:height="1.665cm" svg:x="6.335cm" svg:y="9.753cm">
          <draw:text-box>
            <text:p text:style-name="P2">тегсе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03T23:36:17.17</meta:creation-date>
    <dc:date>2009-08-03T23:44:15.87</dc:date>
    <dc:creator>Евгений Корныхин</dc:creator>
    <meta:editing-duration>PT00H08M09S</meta:editing-duration>
    <meta:editing-cycles>1</meta:editing-cycles>
    <meta:document-statistic meta:object-count="8"/>
    <meta:generator>OpenOffice.org/3.1$Win32 OpenOffice.org_project/310m11$Build-9399</meta:generator>
  </office:meta>
</office:document-meta>
</file>